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8F24B7CD26C87BD9.png" manifest:media-type="image/png"/>
  <manifest:file-entry manifest:full-path="Pictures/100004650000272A0000272ADC0887EE7E6C1EE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DC0887EE7E6C1EED.svg" xlink:type="simple" xlink:show="embed" xlink:actuate="onLoad" loext:mime-type="image/svg+xml"/><draw:image xlink:href="Pictures/100002010000017B0000017B8F24B7CD26C87B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3:42.500175081</meta:creation-date>
    <dc:date>2021-12-22T11:34:39.404164865</dc:date>
    <meta:editing-duration>PT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